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56H33M46.513S" calcext:value-type="time">
            <text:p>556:33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Easter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table:number-columns-repeated="2"/>
          <table:table-cell table:formula="of:=IF([.G115]-[.F115] &gt; 0; [.G115]-[.F115]; 0)" office:value-type="time" office:time-value="PT00H00M00S" calcext:value-type="time">
            <text:p>00:00</text:p>
          </table:table-cell>
          <table:table-cell table:formula="of:=[.D115]+[.H115]" office:value-type="time" office:time-value="PT03H50M05S" calcext:value-type="time">
            <text:p>03:50</text:p>
          </table:table-cell>
          <table:table-cell table:style-name="ce3"/>
          <table:table-cell office:value-type="string" calcext:value-type="string">
            <text:p>Playtest fixes/improvement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9]-[.B119] &gt; 0; [.C119]-[.B11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9]-[.F119] &gt; 0; [.G119]-[.F119]; 0)" office:value-type="time" office:time-value="PT00H00M00S" calcext:value-type="time">
            <text:p>00:00</text:p>
          </table:table-cell>
          <table:table-cell table:style-name="ce18" table:formula="of:=[.D119]+[.H11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03H50M05S" calcext:value-type="time">
            <text:p>03:5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1]-[.B121] &gt; 0; [.C121]-[.B1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1]-[.F121] &gt; 0; [.G121]-[.F121]; 0)" office:value-type="time" office:time-value="PT00H00M00S" calcext:value-type="time">
            <text:p>00:00</text:p>
          </table:table-cell>
          <table:table-cell table:formula="of:=[.D121]+[.H1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2]-[.B122] &gt; 0; [.C122]-[.B1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2]-[.F122] &gt; 0; [.G122]-[.F122]; 0)" office:value-type="time" office:time-value="PT00H00M00S" calcext:value-type="time">
            <text:p>00:00</text:p>
          </table:table-cell>
          <table:table-cell table:formula="of:=[.D122]+[.H1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3]-[.B123] &gt; 0; [.C123]-[.B1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1:46:03.7760173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4-25T12:20:19.477890378</dc:date>
    <dc:creator>Benjamin Laws</dc:creator>
    <meta:editing-duration>P23DT7H12M46S</meta:editing-duration>
    <meta:editing-cycles>622</meta:editing-cycles>
    <meta:generator>LibreOffice/7.2.6.2$MacOSX_X86_64 LibreOffice_project/b0ec3a565991f7569a5a7f5d24fed7f52653d754</meta:generator>
    <meta:document-statistic meta:table-count="2" meta:cell-count="889" meta:object-count="0"/>
  </office:meta>
</office:document-meta>
</file>